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rial, sans-serif" fo:font-weight="bold" style:font-weight-asian="bold" style:font-weight-complex="bold" fo:color="#000000" fo:font-size="16pt" style:font-size-asian="16pt" style:font-size-complex="16pt"/>
    </style:style>
    <style:style style:name="P2"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4pt" style:font-size-asian="14pt" style:font-size-complex="14pt"/>
    </style:style>
    <style:style style:name="P3"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4"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5" style:parent-style-name="Textbody" style:list-style-name="LFO1" style:family="paragraph">
      <style:paragraph-properties fo:text-align="justify" fo:margin-top="0.1666in" fo:margin-bottom="0.1666in" fo:line-height="137%"/>
      <style:text-properties style:font-name="Arial, sans-serif" fo:color="#000000" fo:font-size="11pt" style:font-size-asian="11pt"/>
    </style:style>
    <style:style style:name="P6"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1pt" style:font-size-asian="11pt"/>
    </style:style>
    <style:style style:name="P7" style:parent-style-name="Textbody" style:list-style-name="LFO2" style:family="paragraph">
      <style:paragraph-properties fo:text-align="justify" fo:margin-top="0.1666in" fo:margin-bottom="0.1666in" fo:line-height="137%"/>
      <style:text-properties style:font-name="Arial, sans-serif" fo:color="#000000" fo:font-size="11pt" style:font-size-asian="11pt"/>
    </style:style>
    <style:style style:name="P8"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1pt" style:font-size-asian="11pt"/>
    </style:style>
    <style:style style:name="P9" style:parent-style-name="Textbody" style:list-style-name="LFO3" style:family="paragraph">
      <style:paragraph-properties fo:text-align="justify" fo:margin-top="0.1666in" fo:margin-bottom="0.1666in" fo:line-height="137%"/>
      <style:text-properties style:font-name="Arial, sans-serif" fo:color="#000000" fo:font-size="11pt" style:font-size-asian="11pt"/>
    </style:style>
    <style:style style:name="P10"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11"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6pt" style:font-size-asian="16pt" style:font-size-complex="16pt"/>
    </style:style>
    <style:style style:name="P12" style:parent-style-name="Textbody" style:family="paragraph">
      <style:paragraph-properties fo:text-align="justify" fo:margin-top="0.1666in" fo:margin-bottom="0.1666in" fo:line-height="100%"/>
    </style:style>
    <style:style style:name="T13" style:parent-style-name="DefaultParagraphFont" style:family="text">
      <style:text-properties style:font-name="Arial, sans-serif" fo:font-weight="bold" style:font-weight-asian="bold" style:font-weight-complex="bold" fo:color="#000000" fo:font-size="11pt" style:font-size-asian="11pt"/>
    </style:style>
    <style:style style:name="P14" style:parent-style-name="Textbody" style:list-style-name="LFO4" style:family="paragraph">
      <style:paragraph-properties fo:text-align="justify" fo:margin-top="0.1666in" fo:margin-bottom="0.1666in" fo:line-height="100%"/>
      <style:text-properties style:font-name="Arial, sans-serif" fo:color="#000000" fo:font-size="11pt" style:font-size-asian="11pt"/>
    </style:style>
    <style:style style:name="P15"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1pt" style:font-size-asian="11pt"/>
    </style:style>
    <style:style style:name="P16" style:parent-style-name="Textbody" style:list-style-name="LFO5" style:family="paragraph">
      <style:paragraph-properties fo:text-align="justify" fo:margin-top="0.1666in" fo:margin-bottom="0.1666in" fo:line-height="137%"/>
      <style:text-properties style:font-name="Arial, sans-serif" fo:color="#000000" fo:font-size="11pt" style:font-size-asian="11pt"/>
    </style:style>
    <style:style style:name="P17"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1pt" style:font-size-asian="11pt"/>
    </style:style>
    <style:style style:name="P18" style:parent-style-name="Textbody" style:list-style-name="LFO6" style:family="paragraph">
      <style:paragraph-properties fo:text-align="justify" fo:margin-top="0.1666in" fo:margin-bottom="0.1666in" fo:line-height="137%"/>
      <style:text-properties style:font-name="Arial, sans-serif" fo:color="#000000" fo:font-size="11pt" style:font-size-asian="11pt"/>
    </style:style>
    <style:style style:name="P19" style:parent-style-name="Textbody" style:family="paragraph">
      <style:paragraph-properties fo:text-align="justify" fo:margin-top="0.1666in" fo:margin-bottom="0.1666in" fo:line-height="137%"/>
    </style:style>
    <style:style style:name="T20" style:parent-style-name="DefaultParagraphFont" style:family="text">
      <style:text-properties style:font-name="Arial, sans-serif" fo:font-weight="bold" style:font-weight-asian="bold" style:font-weight-complex="bold" fo:color="#000000" fo:font-size="11pt" style:font-size-asian="11pt"/>
    </style:style>
    <style:style style:name="T21" style:parent-style-name="DefaultParagraphFont" style:family="text">
      <style:text-properties style:font-name="Arial, sans-serif" fo:font-weight="bold" style:font-weight-asian="bold" style:font-weight-complex="bold" fo:color="#000000" fo:font-size="11pt" style:font-size-asian="11pt"/>
    </style:style>
    <style:style style:name="P22" style:parent-style-name="Textbody" style:list-style-name="LFO7" style:family="paragraph">
      <style:paragraph-properties fo:text-align="justify" fo:margin-top="0.1666in" fo:margin-bottom="0.1666in" fo:line-height="137%"/>
      <style:text-properties style:font-name="Arial, sans-serif" fo:color="#000000" fo:font-size="11pt" style:font-size-asian="11pt"/>
    </style:style>
    <style:style style:name="P23"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4pt" style:font-size-asian="14pt" style:font-size-complex="14pt"/>
    </style:style>
    <style:style style:name="P24"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1pt" style:font-size-asian="11pt"/>
    </style:style>
    <style:style style:name="P25"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26" style:parent-style-name="Textbody" style:list-style-name="LFO8" style:family="paragraph">
      <style:paragraph-properties fo:text-align="justify" fo:margin-top="0.1666in" fo:margin-bottom="0.1666in" fo:line-height="137%"/>
      <style:text-properties style:font-name="Arial, sans-serif" fo:color="#000000" fo:font-size="11pt" style:font-size-asian="11pt"/>
    </style:style>
    <style:style style:name="P27" style:parent-style-name="Textbody" style:list-style-name="LFO8" style:family="paragraph">
      <style:paragraph-properties fo:text-align="justify" fo:margin-top="0.1666in" fo:margin-bottom="0.1666in" fo:line-height="137%"/>
      <style:text-properties style:font-name="Arial, sans-serif" fo:color="#000000" fo:font-size="11pt" style:font-size-asian="11pt"/>
    </style:style>
    <style:style style:name="P28"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29" style:parent-style-name="Textbody" style:list-style-name="LFO9" style:family="paragraph">
      <style:paragraph-properties fo:text-align="justify" fo:margin-top="0.1666in" fo:margin-bottom="0in" fo:line-height="137%"/>
      <style:text-properties style:font-name="Arial, sans-serif" fo:color="#000000" fo:font-size="11pt" style:font-size-asian="11pt"/>
    </style:style>
    <style:style style:name="P30"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31" style:parent-style-name="Textbody" style:list-style-name="LFO10" style:family="paragraph">
      <style:paragraph-properties fo:text-align="justify" fo:margin-top="0.1666in" fo:margin-bottom="0.1666in" fo:line-height="137%"/>
      <style:text-properties style:font-name="Arial, sans-serif" fo:color="#000000" fo:font-size="11pt" style:font-size-asian="11pt"/>
    </style:style>
    <style:style style:name="P32"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33" style:parent-style-name="Textbody" style:list-style-name="LFO11" style:family="paragraph">
      <style:paragraph-properties fo:text-align="justify" fo:margin-top="0.1666in" fo:margin-bottom="0.1666in" fo:line-height="137%"/>
      <style:text-properties style:font-name="Arial, sans-serif" fo:color="#000000" fo:font-size="11pt" style:font-size-asian="11pt"/>
    </style:style>
    <style:style style:name="P34"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35" style:parent-style-name="Textbody" style:list-style-name="LFO12" style:family="paragraph">
      <style:paragraph-properties fo:text-align="justify" fo:margin-top="0.1666in" fo:margin-bottom="0.1666in" fo:line-height="137%"/>
      <style:text-properties style:font-name="Arial, sans-serif" fo:color="#000000" fo:font-size="11pt" style:font-size-asian="11pt"/>
    </style:style>
    <style:style style:name="P36" style:parent-style-name="Textbody" style:list-style-name="LFO12" style:family="paragraph">
      <style:paragraph-properties fo:text-align="justify" fo:margin-top="0.1666in" fo:margin-bottom="0.1666in" fo:line-height="137%"/>
      <style:text-properties style:font-name="Arial, sans-serif" fo:color="#000000" fo:font-size="11pt" style:font-size-asian="11pt"/>
    </style:style>
    <style:style style:name="P37" style:parent-style-name="Textbody" style:list-style-name="LFO12" style:family="paragraph">
      <style:paragraph-properties fo:text-align="justify" fo:margin-top="0.1666in" fo:margin-bottom="0.1666in" fo:line-height="137%"/>
      <style:text-properties style:font-name="Arial, sans-serif" fo:color="#000000" fo:font-size="11pt" style:font-size-asian="11pt"/>
    </style:style>
    <style:style style:name="P38"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39"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40"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41" style:parent-style-name="Textbody" style:family="paragraph">
      <style:paragraph-properties fo:text-align="justify" fo:margin-top="0.1666in" fo:margin-bottom="0.1666in" fo:line-height="137%"/>
    </style:style>
    <style:style style:name="T42" style:parent-style-name="DefaultParagraphFont" style:family="text">
      <style:text-properties style:font-name="Arial, sans-serif" fo:font-weight="bold" style:font-weight-asian="bold" style:font-weight-complex="bold" fo:color="#000000" fo:font-size="16pt" style:font-size-asian="16pt" style:font-size-complex="16pt"/>
    </style:style>
    <style:style style:name="P43"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fo:font-size="14pt" style:font-size-asian="14pt" style:font-size-complex="14pt"/>
    </style:style>
    <style:style style:name="P44" style:parent-style-name="Textbody" style:family="paragraph">
      <style:paragraph-properties fo:text-align="justify" fo:margin-top="0.1666in" fo:margin-bottom="0.1666in" fo:line-height="137%"/>
      <style:text-properties style:font-name="Arial, sans-serif" fo:color="#000000" fo:font-size="11pt" style:font-size-asian="11pt"/>
    </style:style>
    <style:style style:name="P45"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46" style:parent-style-name="Textbody" style:list-style-name="LFO13" style:family="paragraph">
      <style:paragraph-properties fo:text-align="justify" fo:margin-top="0.1666in" fo:margin-bottom="0in" fo:line-height="137%"/>
      <style:text-properties style:font-name="Arial, sans-serif" fo:color="#000000" fo:font-size="11pt" style:font-size-asian="11pt"/>
    </style:style>
    <style:style style:name="P47" style:parent-style-name="Textbody" style:list-style-name="LFO13" style:family="paragraph">
      <style:paragraph-properties fo:text-align="justify" fo:margin-bottom="0.1666in" fo:line-height="137%"/>
      <style:text-properties style:font-name="Arial, sans-serif" fo:color="#000000" fo:font-size="11pt" style:font-size-asian="11pt"/>
    </style:style>
    <style:style style:name="P48"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49" style:parent-style-name="Textbody" style:list-style-name="LFO14" style:family="paragraph">
      <style:paragraph-properties fo:text-align="justify" fo:margin-top="0.1666in" fo:margin-bottom="0.1666in" fo:line-height="137%"/>
      <style:text-properties style:font-name="Arial, sans-serif" fo:color="#000000" fo:font-size="11pt" style:font-size-asian="11pt"/>
    </style:style>
    <style:style style:name="P50"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51" style:parent-style-name="Textbody" style:list-style-name="LFO15" style:family="paragraph">
      <style:paragraph-properties fo:text-align="justify" fo:margin-top="0.1666in" fo:margin-bottom="0in" fo:line-height="137%"/>
      <style:text-properties style:font-name="Arial, sans-serif" fo:color="#000000" fo:font-size="11pt" style:font-size-asian="11pt"/>
    </style:style>
    <style:style style:name="P52" style:parent-style-name="Textbody" style:list-style-name="LFO15" style:family="paragraph">
      <style:paragraph-properties fo:text-align="justify" fo:margin-bottom="0in" fo:line-height="137%"/>
      <style:text-properties style:font-name="Arial, sans-serif" fo:color="#000000" fo:font-size="11pt" style:font-size-asian="11pt"/>
    </style:style>
    <style:style style:name="P53" style:parent-style-name="Textbody" style:list-style-name="LFO15" style:family="paragraph">
      <style:paragraph-properties fo:text-align="justify" fo:margin-bottom="0.1666in" fo:line-height="137%"/>
      <style:text-properties style:font-name="Arial, sans-serif" fo:color="#000000" fo:font-size="11pt" style:font-size-asian="11pt"/>
    </style:style>
    <style:style style:name="P54"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55"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56" style:parent-style-name="Textbody" style:family="paragraph">
      <style:paragraph-properties fo:text-align="justify" fo:margin-top="0.1666in" fo:margin-bottom="0.1666in" fo:line-height="137%"/>
      <style:text-properties style:font-name="Arial, sans-serif" fo:font-weight="bold" style:font-weight-asian="bold" style:font-weight-complex="bold" fo:color="#000000"/>
    </style:style>
    <style:style style:name="P57" style:parent-style-name="Textbody" style:list-style-name="LFO16" style:family="paragraph">
      <style:paragraph-properties fo:text-align="justify" fo:margin-top="0.1666in" fo:margin-bottom="0in" fo:line-height="137%"/>
      <style:text-properties style:font-name="Arial, sans-serif" fo:color="#000000" fo:font-size="11pt" style:font-size-asian="11pt"/>
    </style:style>
    <style:style style:name="P58" style:parent-style-name="Textbody" style:list-style-name="LFO16" style:family="paragraph">
      <style:paragraph-properties fo:text-align="justify" fo:margin-bottom="0.1666in" fo:line-height="137%"/>
    </style:style>
    <style:style style:name="T59" style:parent-style-name="DefaultParagraphFont" style:family="text">
      <style:text-properties style:font-name="Arial, sans-serif" fo:color="#000000" fo:font-size="11pt" style:font-size-asian="11pt"/>
    </style:style>
  </office:automatic-styles>
  <office:body>
    <office:text text:use-soft-page-breaks="true">
      <text:p text:style-name="P1">Task 1: Integrity of Contemporaneous Notes</text:p>
      <text:p text:style-name="P2">Timestamped Entry:</text:p>
      <text:p text:style-name="P3">Date and Time: May<text:s/>06, 2024, 03:00 PM</text:p>
      <text:p text:style-name="P4">Plan to protect the Integrity of contemporaneous notes:</text:p>
      <text:list text:style-name="LFO1" text:continue-numbering="true">
        <text:list-item>
          <text:p text:style-name="P5"><text:bookmark-start text:name="docs-internal-guid-be2e5c0d-7fff-c1ce-08"/><text:bookmark-end text:name="docs-internal-guid-be2e5c0d-7fff-c1ce-08"/>Every entry I make while conducting my research will have timestamp. The technique of tracking the creation and modifications made to various documents during an investigation is known as timestamping. I use timestamping since it is a simple method that protects the documents' integrity. Timestamping linked to the time and date will improve the credibility of my document. For my notes, I'll employ a version control system in addition to time stamping. Many version control systems are available, including Bitbucket, Github, and Gitlab. I'm going to use Github for this research so that it can track any modifications I make to the paper. Additionally, it will stop any unauthorised modifications to my paper.</text:p>
        </text:list-item>
      </text:list>
      <text:p text:style-name="P6">Explanation of Importance:</text:p>
      <text:list text:style-name="LFO2" text:continue-numbering="true">
        <text:list-item>
          <text:p text:style-name="P7"><text:bookmark-start text:name="docs-internal-guid-43abeb5d-7fff-40e5-a1"/><text:bookmark-end text:name="docs-internal-guid-43abeb5d-7fff-40e5-a1"/>The investigation's integrity is safeguarded by my strategy because it makes use of methods like time stamping and GitHub encryption. The possibility of tampering and unwanted access exists for every<text:s/>file and investigation, which is something I'm tackling in this one. Aside from that, I also take great care to ensure the accuracy of the information in my document.</text:p>
        </text:list-item>
      </text:list>
      <text:p text:style-name="P8">Verification by Another Party:</text:p>
      <text:list text:style-name="LFO3" text:continue-numbering="true">
        <text:list-item>
          <text:p text:style-name="P9"><text:bookmark-start text:name="docs-internal-guid-ae1e7aae-7fff-9882-71"/><text:bookmark-end text:name="docs-internal-guid-ae1e7aae-7fff-9882-71"/>The opposite party can view my version control history and<text:s/>cross-reference my timestamps with the actual events that have occurred in order to confirm the integrity of the contemporaneous notes and investigation. I'll give the original notes to the other side so that a complete verification may be made. They can<text:s/>attest to the fact that I took notes throughout the incident, which will increase my document's legitimacy even more. If someone else wants to verify that my present notes match my version control history, they can review my version control history. It attests to the fact that the notes haven't been modified or changed since the document has been uploaded on version control system.</text:p>
        </text:list-item>
      </text:list>
      <text:p text:style-name="P10"/>
      <text:p text:style-name="P11"><text:bookmark-start text:name="docs-internal-guid-34f23251-7fff-cf1b-71"/><text:bookmark-end text:name="docs-internal-guid-34f23251-7fff-cf1b-71"/>Task 2: Investigation:</text:p>
      <text:p text:style-name="P12"><text:span text:style-name="T13">Is there evidence on the USB stick #DFT-USB-A-315 that suggests it contains code words?</text:span></text:p>
      <text:list text:style-name="LFO4" text:continue-numbering="true">
        <text:list-item>
          <text:p text:style-name="P14">There was<text:s/>not a single instance of code words in the USB. Code words like “water”, “offer” and “fully” were searched but were not found in the USB.</text:p>
        </text:list-item>
      </text:list>
      <text:soft-page-break/>
      <text:p text:style-name="P15">Is there evidence that links the USB stick #DFT-USB-A-315 to a March 2023 code word leak to a foreign agency?</text:p>
      <text:list text:style-name="LFO5" text:continue-numbering="true">
        <text:list-item>
          <text:p text:style-name="P16"><text:bookmark-start text:name="docs-internal-guid-959897e8-7fff-6c79-e0"/><text:bookmark-end text:name="docs-internal-guid-959897e8-7fff-6c79-e0"/>No, there was not a link to be found because I just discovered a .dd and a .md5 file after inserting the USB stick into the system. Once the.dd file was mounted, some photos and a password-protected split zip file were found. I discovered one image after figuring<text:s/>out the zip file's password. Given that the zip file was from April 2023 and the photos within the dd images were from August 2021, it is not possible to draw the conclusion that the USB stick containing the March 2023 code words was leaked to a foreign agency.</text:p>
        </text:list-item>
      </text:list>
      <text:p text:style-name="P17">Is there evidence that code words may have been leaked over a longer period? If so, how long?</text:p>
      <text:list text:style-name="LFO6" text:continue-numbering="true">
        <text:list-item>
          <text:p text:style-name="P18">No, there was no substantial prooof that the code words have been leaked. Also there cannot be any code word found in the USB.</text:p>
        </text:list-item>
      </text:list>
      <text:p text:style-name="P19"><text:span text:style-name="T20">Is there evidence of anothe</text:span><text:span text:style-name="T21">r party having accessed the stick?</text:span></text:p>
      <text:list text:style-name="LFO7" text:continue-numbering="true">
        <text:list-item>
          <text:p text:style-name="P22">No, the other party has not accessed the stick because I checked the checksum of the stick and it was properly intact and was the same as the one provided by the line manager. This fact confirms that the USB was not accessed after the creation of the checksum.</text:p>
        </text:list-item>
      </text:list>
      <text:p text:style-name="P23">Contemporaneous notes:</text:p>
      <text:p text:style-name="P24">Timestamped Entry:</text:p>
      <text:p text:style-name="P25">Date and Time: May 08, 2024, 01:00 PM</text:p>
      <text:list text:style-name="LFO8" text:continue-numbering="true">
        <text:list-item>
          <text:p text:style-name="P26">I started working on the USB and <text:s/>inserted the USB stick into my system. Found one .dd and one .md5 file.</text:p>
        </text:list-item>
        <text:list-item>
          <text:p text:style-name="P27">Mounted the .dd file.</text:p>
        </text:list-item>
      </text:list>
      <text:p text:style-name="P28">Date<text:s/>and Time: May 10, 2024, 12:00<text:s/>PM</text:p>
      <text:list text:style-name="LFO9" text:continue-numbering="true">
        <text:list-item>
          <text:p text:style-name="P29">Cecksum of the .dd file is intact and I found them the same to the one given by the line manager.</text:p>
        </text:list-item>
      </text:list>
      <text:p text:style-name="P30">Date and Time: May 10, 2024,12:30 PM</text:p>
      <text:list text:style-name="LFO10" text:continue-numbering="true">
        <text:list-item>
          <text:p text:style-name="P31">I checked that the mounted image file also contained a zip file which is<text:s/>password protected. I installed fcrackzip into my system to crack the password of the zip file.</text:p>
        </text:list-item>
      </text:list>
      <text:p text:style-name="P32">Date and Time: May 10, 2024, 01:00<text:s/>PM</text:p>
      <text:soft-page-break/>
      <text:list text:style-name="LFO11" text:continue-numbering="true">
        <text:list-item>
          <text:p text:style-name="P33">I cracked open the zip file inside the mounted<text:s/>image with the help of fcrackzip by brute force attack. Inside the zip file, I found one image which is also not related to the code words and it contained no secretive data.</text:p>
        </text:list-item>
      </text:list>
      <text:p text:style-name="P34">Date and Time: May 10, 2024, 01:35<text:s/>PM</text:p>
      <text:list text:style-name="LFO12" text:continue-numbering="true">
        <text:list-item>
          <text:p text:style-name="P35">Inside the mounted image and cracked zip file I checked evidence of code words but found none.</text:p>
        </text:list-item>
        <text:list-item>
          <text:p text:style-name="P36">I finalized the investigation and uploaded my report on GitHub. I concluded in my investigation that the USB stick did not contain any code words and did not hold any secret information.</text:p>
        </text:list-item>
        <text:list-item>
          <text:p text:style-name="P37">I uploaded the final investigation on the GitHub.</text:p>
        </text:list-item>
      </text:list>
      <text:p text:style-name="P38"/>
      <text:p text:style-name="P39"/>
      <text:p text:style-name="P40"/>
      <text:p text:style-name="P41"><text:span text:style-name="T42">Task 3: Evidence and Reflection</text:span></text:p>
      <text:p text:style-name="P43">Timestamped Entry:</text:p>
      <text:p text:style-name="P44">Date and Time: May 10, 2024, 03:00 PM</text:p>
      <text:p text:style-name="P45">Evidence of Protecting the Integrity of Contemporaneous Notes:</text:p>
      <text:list text:style-name="LFO13" text:continue-numbering="true">
        <text:list-item>
          <text:p text:style-name="P46"><text:bookmark-start text:name="docs-internal-guid-2c2b1483-7fff-78a0-70"/><text:bookmark-end text:name="docs-internal-guid-2c2b1483-7fff-78a0-70"/>The link to my GitHub repository, which can be used to verify<text:s/>that I have posted the contemporaneous notes on my scheduled interval and that none of my notes have been edited or changed after they have been uploaded, is part of my supporting documentation. In addition, I've timestamped every note I've made in accordance with how things happened.</text:p>
        </text:list-item>
        <text:list-item>
          <text:p text:style-name="P47">Repository link: https://github.com/parita00903/LibreWriter.git</text:p>
        </text:list-item>
      </text:list>
      <text:p text:style-name="P48">Effectiveness of the Plan in Practice:</text:p>
      <text:list text:style-name="LFO14" text:continue-numbering="true">
        <text:list-item>
          <text:p text:style-name="P49"><text:bookmark-start text:name="docs-internal-guid-8ab89ffa-7fff-b8c6-58"/><text:bookmark-end text:name="docs-internal-guid-8ab89ffa-7fff-b8c6-58"/>In practice, my strategy to preserve the investigation's integrity performed admirably. I uploaded all of my contemporaneous notes to GitHub, the virgin control<text:s/>system I used, and timestamped them. In my investigation, a security layer was incorporated into both of these procedures. The procedures work well in informing the other party that my investigation was protected and conducted without modification.</text:p>
        </text:list-item>
      </text:list>
      <text:p text:style-name="P50">Degree<text:s/>of Evidence Demonstrating Integrity:</text:p>
      <text:list text:style-name="LFO15" text:continue-numbering="true">
        <text:list-item>
          <text:p text:style-name="P51"><text:bookmark-start text:name="docs-internal-guid-f389dbc6-7fff-1975-cf"/><text:bookmark-end text:name="docs-internal-guid-f389dbc6-7fff-1975-cf"/><text:soft-page-break/>My strategy to employ a version control system and timestamp my notes proved that my research was safeguarded and my files remained untouched.</text:p>
        </text:list-item>
        <text:list-item>
          <text:p text:style-name="P52"><text:bookmark-start text:name="docs-internal-guid-25a8d294-7fff-4220-26"/><text:bookmark-end text:name="docs-internal-guid-25a8d294-7fff-4220-26"/>Following the strategy outlined in Task 1, I am able to state with confidence that none of my submissions were changed or manipulated.</text:p>
        </text:list-item>
        <text:list-item>
          <text:p text:style-name="P53"><text:bookmark-start text:name="docs-internal-guid-438765a0-7fff-6712-ea"/><text:bookmark-end text:name="docs-internal-guid-438765a0-7fff-6712-ea"/>I acknowledge that there were additional efforts and that the process was not perfect, but the evidence provided reassurance that the integrity of my investigation was upheld.</text:p>
        </text:list-item>
      </text:list>
      <text:p text:style-name="P54"/>
      <text:p text:style-name="P55"/>
      <text:p text:style-name="P56">Reflection and Improvement:</text:p>
      <text:list text:style-name="LFO16" text:continue-numbering="true">
        <text:list-item>
          <text:p text:style-name="P57"><text:bookmark-start text:name="docs-internal-guid-f2397ab1-7fff-9eb4-dc"/><text:bookmark-end text:name="docs-internal-guid-f2397ab1-7fff-9eb4-dc"/>In order to make timestamping more automatic and secure, I would begin employing digital timestamping.</text:p>
        </text:list-item>
        <text:list-item>
          <text:p text:style-name="P58"><text:span text:style-name="T59">I would also start using automated tools for cryptography and hashing to further enhance the securit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nenumbering" style:display-name="Line numbering"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upal Bhadoriya</dc:creator>
    <meta:creation-date>2024-03-28T17:43:00Z</meta:creation-date>
    <dc:date>2024-05-10T08:05:00Z</dc:date>
    <meta:template xlink:href="Normal" xlink:type="simple"/>
    <meta:editing-cycles>16</meta:editing-cycles>
    <meta:editing-duration>PT5100S</meta:editing-duration>
    <meta:document-statistic meta:page-count="4" meta:paragraph-count="12" meta:word-count="949" meta:character-count="6352" meta:row-count="45" meta:non-whitespace-character-count="5415"/>
  </office:meta>
</office:document-meta>
</file>